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ecd.csv">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ecd.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5-09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8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ecd.csv" style:display-name="PageStyle_A_women_teacher_tertiary_2013_oecd.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0" meta:object-count="0"/>
    <meta:generator>LibreOfficeDev/5.1.0.3$Linux_X86_64 LibreOffice_project/</meta:generator>
  </office:meta>
</office:document-meta>
</file>